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acejka Tyre Model from @GTE</text:h>
      <text:p text:style-name="Standard">lire la docuemntation (redigé par GTE)</text:p>
      <text:p text:style-name="Standard">── Utilisation et explication (1).docx</text:p>
      <text:p text:style-name="Standard">├── Utilisation et explication (1).pdf</text:p>
      <text:p text:style-name="Standard">├── Utilisation et explication.docx</text:p>
      <text:p text:style-name="Standard"/>
      <text:h text:style-name="Heading_20_1" text:outline-level="1">Folders</text:h>
      <text:h text:style-name="Heading_20_2" text:outline-level="2">Raw et nomenclaturee</text:h>
      <text:p text:style-name="Standard">fiches donnees brutes</text:p>
      <text:p text:style-name="Standard"/>
      <text:p text:style-name="Standard">├── table pneus.xlsx</text:p>
      <text:p text:style-name="Standard">├── Nomenclature.pdf </text:p>
      <text:p text:style-name="Standard">├── raw</text:p>
      <text:p text:style-name="Standard">│   ├── Round5_Brake_all_run.mat</text:p>
      <text:p text:style-name="Standard">│   ├── Round5_Corner_all_run.mat</text:p>
      <text:p text:style-name="Standard">│   ├── Round6_Brake_all_run.mat</text:p>
      <text:p text:style-name="Standard">│   └── Round6_Corner_all_run.mat</text:p>
      <text:h text:style-name="Heading_20_2" text:outline-level="2">Results</text:h>
      <text:p text:style-name="Standard"/>
      <text:h text:style-name="Heading_20_2" text:outline-level="2">fiches d'affichage et plot</text:h>
      <text:p text:style-name="Standard">├── plot_FY.m</text:p>
      <text:p text:style-name="Standard">├── plot_MZ.m</text:p>
      <text:p text:style-name="Standard"/>
      <text:p text:style-name="Standard"/>
      <text:h text:style-name="Heading_20_1" text:outline-level="1">Matlab files </text:h>
      <text:h text:style-name="Heading_20_2" text:outline-level="2">coeff_pajecka_XX.m</text:h>
      <text:p text:style-name="Standard">XX prends les valeur FX, Fy, Mz. Il s'agit des function d'interpolation des donnees </text:p>
      <text:p text:style-name="Standard">brutes selon le modele de Pacejka '84</text:p>
      <text:p text:style-name="Standard"/>
      <text:h text:style-name="Heading_20_2" text:outline-level="2">f_pacejka.m</text:h>
      <text:p text:style-name="Standard">fonction d'interpolation de Pacejka '84, elle est valide pour tout modeles FX FY et MZ</text:p>
      <text:h text:style-name="Heading_20_2" text:outline-level="2">fichers inconnus</text:h>
      <text:p text:style-name="Standard"/>
      <text:p text:style-name="Standard">├── reg_lin.m</text:p>
      <text:p text:style-name="Standard">├── reg_lin.mat</text:p>
      <text:p text:style-name="Standard">├── replay_pid31112.log</text:p>
      <text:p text:style-name="Standard">├── pacejka_mat_file_creation.m</text:p>
      <text:p text:style-name="Standard">├── test_bug.asv</text:p>
      <text:p text:style-name="Standard"><text:soft-page-break/>├── test_bug.m</text:p>
      <text:p text:style-name="Standard">├── Verification(1).m</text:p>
      <text:p text:style-name="Standard">├── Verification.m</text:p>
      <text:p text:style-name="Standard">├── Verification.mat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e SCHIO</meta:initial-creator>
    <meta:creation-date>2019-05-01T15:17:11.180118166</meta:creation-date>
    <dc:date>2019-05-01T15:18:22.448251368</dc:date>
    <dc:creator>Michele SCHIO</dc:creator>
    <meta:editing-duration>PT1S</meta:editing-duration>
    <meta:editing-cycles>1</meta:editing-cycles>
    <meta:document-statistic meta:table-count="0" meta:image-count="0" meta:object-count="0" meta:page-count="2" meta:paragraph-count="35" meta:word-count="120" meta:character-count="898" meta:non-whitespace-character-count="802"/>
    <meta:generator>LibreOffice/6.2.2.2$Linux_X86_64 LibreOffice_project/2b840030fec2aae0fd2658d8d4f9548af4e3518d</meta:generator>
  </office:meta>
</office:document-meta>
</file>